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ext Box" draw:style-name="gr1" draw:text-style-name="P1" draw:layer="layout" svg:width="4.5cm" svg:height="2cm" svg:x="2.25cm" svg:y="2cm">
          <draw:text-box>
            <text:p>Text Box Text</text:p>
          </draw:text-box>
        </draw:frame>
        <draw:custom-shape draw:name="Rect" draw:style-name="gr2" draw:text-style-name="P2" draw:layer="layout" svg:width="6.5cm" svg:height="4.5cm" svg:x="6.25cm" svg:y="7cm">
          <text:p/>
          <draw:enhanced-geometry svg:viewBox="0 0 21600 21600" draw:type="rectangle" draw:enhanced-path="M 0 0 L 21600 0 21600 21600 0 21600 0 0 Z N"/>
        </draw:custom-shape>
        <draw:frame draw:name="Table1" draw:style-name="standard" draw:layer="layout" svg:width="14.098cm" svg:height="5.998cm" svg:x="2.919cm" svg:y="18.0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1T10:29:05.396364294</meta:creation-date>
    <dc:date>2021-10-18T12:57:45.878320959</dc:date>
    <meta:editing-duration>PT3M32S</meta:editing-duration>
    <meta:editing-cycles>2</meta:editing-cycles>
    <meta:generator>LibreOfficeDev/7.3.0.0.alpha0$Linux_X86_64 LibreOffice_project/e97ce4fe7ad9859eaa7fff76bac17a31aab8a4fb</meta:generator>
    <meta:document-statistic meta:object-count="3"/>
  </office:meta>
</office:document-meta>
</file>